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frame draw:style-name="gr1" draw:text-style-name="P1" draw:layer="layout" svg:width="7.074cm" svg:height="1.736cm" svg:x="3.926cm" svg:y="17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5" draw:text-style-name="P2" draw:layer="layout" svg:width="3.1cm" svg:height="1.4cm" svg:x="1.4cm" svg:y="17.8cm">
          <draw:text-box>
            <text:p><text:span text:style-name="T1">Name:</text:span></text:p>
          </draw:text-box>
        </draw:frame>
        <draw:frame draw:style-name="gr6" draw:text-style-name="P1" draw:layer="layout" svg:width="4.5cm" svg:height="1.8cm" svg:x="10.4cm" svg:y="17.5cm">
          <draw:image xlink:href="Pictures/10001BE00000178E00000D6E17C2C1A1.svg" xlink:type="simple" xlink:show="embed" xlink:actuate="onLoad">
            <text:p text:style-name="P1">Search</text:p>
          </draw:image>
          <draw:image xlink:href="Pictures/10000201000000E400000082B346404C.png" xlink:type="simple" xlink:show="embed" xlink:actuate="onLoad"/>
        </draw:frame>
        <draw:connector draw:style-name="gr7" draw:text-style-name="P1" draw:layer="layout" svg:x1="6.05cm" svg:y1="12.7cm" svg:x2="10.275cm" svg:y2="6.2cm" draw:start-shape="id1" draw:start-glue-point="0" draw:end-shape="id2" draw:end-glue-point="2" svg:d="M6050 12700v-3250h4225v-3250" svg:viewBox="0 0 4226 6501">
          <text:p/>
        </draw:connector>
        <draw:frame draw:style-name="gr8" draw:layer="layout" svg:width="2.1cm" svg:height="1.7cm" svg:x="7cm" svg:y="10.3cm">
          <draw:text-box>
            <text:p>3.</text:p>
          </draw:text-box>
        </draw:frame>
        <draw:line draw:style-name="gr7" draw:text-style-name="P1" draw:layer="layout" svg:x1="9.4cm" svg:y1="4.7cm" svg:x2="4.5cm" svg:y2="4.7cm">
          <text:p/>
        </draw:line>
        <draw:line draw:style-name="gr7" draw:text-style-name="P1" draw:layer="layout" svg:x1="4.7cm" svg:y1="5.6cm" svg:x2="9.5cm" svg:y2="5.6cm">
          <text:p/>
        </draw:line>
        <draw:frame draw:style-name="gr2" draw:layer="layout" svg:width="3cm" svg:height="1.1cm" svg:x="5.5cm" svg:y="3.4cm">
          <draw:text-box>
            <text:p>4.</text:p>
          </draw:text-box>
        </draw:frame>
        <draw:connector draw:style-name="gr7" draw:text-style-name="P1" draw:layer="layout" svg:x1="10.951cm" svg:y1="5.05cm" svg:x2="7.2cm" svg:y2="13.65cm" draw:start-shape="id2" draw:start-glue-point="1" draw:end-shape="id1" draw:end-glue-point="1" svg:d="M10951 5050h500v8600h-4251" svg:viewBox="0 0 4252 8601">
          <text:p/>
        </draw:connector>
        <draw:frame draw:style-name="gr4" draw:layer="layout" svg:width="1.4cm" svg:height="1.3cm" svg:x="12.3cm" svg:y="7.6cm">
          <draw:text-box>
            <text:p>5.</text:p>
          </draw:text-box>
        </draw:frame>
        <draw:frame draw:style-name="gr4" draw:layer="layout" svg:width="10cm" svg:height="1.3cm" svg:x="1.5cm" svg:y="20cm">
          <draw:text-box>
            <text:p>Søkeresultat: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0:44:36.797000000</dc:date>
    <meta:editing-duration>PT26M27S</meta:editing-duration>
    <meta:editing-cycles>8</meta:editing-cycles>
    <meta:generator>LibreOffice/4.3.0.4$Windows_x86 LibreOffice_project/62ad5818884a2fc2e5780dd45466868d41009ec0</meta:generator>
    <meta:document-statistic meta:object-count="19"/>
  </office:meta>
</office:document-meta>
</file>